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Base de données</text:p>
          </table:table-cell>
          <table:table-cell table:style-name="ce1" office:value-type="string" calcext:value-type="string">
            <text:p>Schéma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origine</text:p>
          </table:table-cell>
          <table:table-cell table:number-columns-repeated="2"/>
          <table:table-cell office:value-type="string" calcext:value-type="string">
            <text:p>Base de données qui va contenir les données exemples que l’on va injecter facilement dans les bases adéquates par la suit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Schema qui contient toutes les tables à injecter dans geogig_pc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pcrs_emprisePublication_00140_00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case00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case002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ogig</text:p>
          </table:table-cell>
          <table:table-cell table:number-columns-repeated="2"/>
          <table:table-cell office:value-type="string" calcext:value-type="string">
            <text:p>Base de données qui est utilisée par l’outil geogig :</text:p>
            <text:p>Les « repositories geogig » (=entrepot de données) vont tous etre stockés dans cette base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Dans le schéma pcrs, on ne va gérer que les informations liées aux emprises des Plans Corps de Rue Simplifié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le repository 17_vlr (dans le schema pcrs) va permettre de stocker les informations sur les emprises de l’acteur vl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cd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ened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oluri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crs_case05000_0000055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e case de plan topo (5000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rs_case00200_000057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 plan topo (200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rtge</text:p>
          </table:table-cell>
          <table:table-cell/>
          <table:table-cell office:value-type="string" calcext:value-type="string">
            <text:p>Dans le schéma rtge, on ne va gérer que les informations liées aux emprises des plans topographiques comple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es empris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cda</text:p>
          </table:table-cell>
          <table:table-cell office:value-type="string" calcext:value-type="string">
            <text:p>gestion des empri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tge_emprise_000001</text:p>
          </table:table-cell>
          <table:table-cell office:value-type="string" calcext:value-type="string">
            <text:p>17_vlr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TG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SSEU_R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PCRS_FACA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FACADE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elop_fred_carto_vlr_pcrs</text:p>
          </table:table-cell>
          <table:table-cell/>
          <table:table-cell office:value-type="string" calcext:value-type="string">
            <text:p>fr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ature_fred_carto_vlr_pc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ster_fred_carto_vlr_pc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ster_carto_vlr_pcrs</text:p>
          </table:table-cell>
          <table:table-cell/>
          <table:table-cell office:value-type="string" calcext:value-type="string">
            <text:p>car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vlr_pcrs</text:p>
          </table:table-cell>
          <table:table-cell/>
          <table:table-cell office:value-type="string" calcext:value-type="string">
            <text:p>vl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pc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ster_cda_pcrs</text:p>
          </table:table-cell>
          <table:table-cell/>
          <table:table-cell office:value-type="string" calcext:value-type="string">
            <text:p>cd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dsti_cda_pcrs</text:p>
          </table:table-cell>
          <table:table-cell/>
          <table:table-cell office:value-type="string" calcext:value-type="string">
            <text:p>dst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dast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pace_publi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rie_adresse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pcrs_case00200_assembl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rs_case00200_casecoura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rs_case00200_000057</text:p>
          </table:table-cell>
          <table:table-cell office:value-type="string" calcext:value-type="string">
            <text:p>topononcontrol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odecontr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ocontrol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nexecu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nproj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pu</text:p>
          </table:table-cell>
          <table:table-cell office:value-type="string" calcext:value-type="string">
            <text:p>voirie_adre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s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i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voie__osm</text:p>
          </table:table-cell>
          <table:table-cell office:value-type="string" calcext:value-type="string">
            <text:p>diff entre les deux schema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oie__voirie_adre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sm__voirie_adres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</text:p>
          </table:table-cell>
          <table:table-cell office:value-type="string" calcext:value-type="string">
            <text:p>asse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d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rtge_emprisecoura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ge_assemblage</text:p>
          </table:table-cell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5:59:32.296304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1:53:21.288588722</meta:creation-date>
    <dc:date>2017-04-14T18:23:25.073108177</dc:date>
    <meta:editing-duration>PT2H15M17S</meta:editing-duration>
    <meta:editing-cycles>3</meta:editing-cycles>
    <meta:generator>LibreOffice/5.2.2.2$Linux_X86_64 LibreOffice_project/20m0$Build-2</meta:generator>
    <meta:document-statistic meta:table-count="1" meta:cell-count="92" meta:object-count="0"/>
  </office:meta>
</office:document-meta>
</file>